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2533e8" officeooo:paragraph-rsid="00147739"/>
    </style:style>
    <style:style style:name="P2" style:family="paragraph" style:parent-style-name="Standard">
      <style:text-properties officeooo:rsid="001fbd5e" officeooo:paragraph-rsid="00147739"/>
    </style:style>
    <style:style style:name="P3" style:family="paragraph" style:parent-style-name="Standard">
      <style:text-properties officeooo:rsid="0020534e" officeooo:paragraph-rsid="00147739"/>
    </style:style>
    <style:style style:name="P4" style:family="paragraph" style:parent-style-name="Standard">
      <style:text-properties officeooo:rsid="0021b376" officeooo:paragraph-rsid="00147739"/>
    </style:style>
    <style:style style:name="P5" style:family="paragraph" style:parent-style-name="Standard">
      <style:text-properties officeooo:rsid="0022cc89" officeooo:paragraph-rsid="00147739"/>
    </style:style>
    <style:style style:name="P6" style:family="paragraph" style:parent-style-name="Standard">
      <style:text-properties officeooo:rsid="00248f48" officeooo:paragraph-rsid="00147739"/>
    </style:style>
    <style:style style:name="P7" style:family="paragraph" style:parent-style-name="Standard">
      <style:text-properties officeooo:rsid="001466f6" officeooo:paragraph-rsid="00147739"/>
    </style:style>
    <style:style style:name="P8" style:family="paragraph" style:parent-style-name="Standard">
      <style:text-properties officeooo:rsid="000b7a3a" officeooo:paragraph-rsid="00147739"/>
    </style:style>
    <style:style style:name="P9" style:family="paragraph" style:parent-style-name="Standard">
      <style:text-properties officeooo:rsid="000cf1cb" officeooo:paragraph-rsid="00147739"/>
    </style:style>
    <style:style style:name="P10" style:family="paragraph" style:parent-style-name="Standard">
      <style:text-properties officeooo:rsid="000becad" officeooo:paragraph-rsid="00147739"/>
    </style:style>
    <style:style style:name="P11" style:family="paragraph" style:parent-style-name="Standard">
      <style:text-properties officeooo:rsid="000c1157" officeooo:paragraph-rsid="00147739"/>
    </style:style>
    <style:style style:name="P12" style:family="paragraph" style:parent-style-name="Standard">
      <style:text-properties officeooo:rsid="000f2cda" officeooo:paragraph-rsid="00147739"/>
    </style:style>
    <style:style style:name="P13" style:family="paragraph" style:parent-style-name="Standard">
      <style:text-properties officeooo:rsid="00165a89" officeooo:paragraph-rsid="00165a89"/>
    </style:style>
    <style:style style:name="P14" style:family="paragraph" style:parent-style-name="Standard">
      <style:text-properties officeooo:rsid="001abf56" officeooo:paragraph-rsid="001abf56"/>
    </style:style>
    <style:style style:name="P15" style:family="paragraph" style:parent-style-name="Standard">
      <style:text-properties officeooo:rsid="001abf56" officeooo:paragraph-rsid="001c112a"/>
    </style:style>
    <style:style style:name="P16" style:family="paragraph" style:parent-style-name="Standard">
      <style:text-properties officeooo:rsid="001abf56" officeooo:paragraph-rsid="001abf56"/>
    </style:style>
    <style:style style:name="T1" style:family="text">
      <style:text-properties officeooo:rsid="0025a4d2"/>
    </style:style>
    <style:style style:name="T2" style:family="text">
      <style:text-properties officeooo:rsid="0020534e"/>
    </style:style>
    <style:style style:name="T3" style:family="text">
      <style:text-properties officeooo:rsid="000e843e"/>
    </style:style>
    <style:style style:name="T4" style:family="text">
      <style:text-properties officeooo:rsid="000c1157"/>
    </style:style>
    <style:style style:name="T5" style:family="text">
      <style:text-properties officeooo:rsid="0017c5fe"/>
    </style:style>
    <style:style style:name="T6" style:family="text">
      <style:text-properties officeooo:rsid="001960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span>convert text snippet into numeric features of some kind</text:p>
      <text:p text:style-name="P3">-"text" needs to change into different numerical features</text:p>
      <text:p text:style-name="P3"><text:tab/>f1, f2, f3, f4</text:p>
      <text:p text:style-name="P4">tf-idf - term frequency inverse document frequency</text:p>
      <text:p text:style-name="P4">-basically, keywords that appear across all documents, basically counting up how many times word appears</text:p>
      <text:p text:style-name="P4"><text:tab/>-im just computing numerical scores for text, multiply by weight by feature (f1, f2, f3, ec)</text:p>
      <text:p text:style-name="P5">-take those, sum it all up, gives some kind of score for one classes</text:p>
      <text:p text:style-name="P6">-so need to tune weights</text:p>
      <text:p text:style-name="P6"/>
      <text:p text:style-name="P6">-so next step, convert text to numeric features</text:p>
      <text:p text:style-name="P6">-word2vec, can check that out too (would be hella hard to implement)</text:p>
      <text:p text:style-name="P1">-dive into processing it in some simple way</text:p>
      <text:p text:style-name="P1">-tesseract, could use that for doc conversion<text:span text:style-name="T1"> from image to text</text:span></text:p>
      <text:p text:style-name="P1"/>
      <text:p text:style-name="P2"><text:span text:style-name="T2">-</text:span>convert text snippet into numeric features of some kind</text:p>
      <text:p text:style-name="P3">-"text" needs to change into different numerical features</text:p>
      <text:p text:style-name="P3"><text:tab/>f1, f2, f3, f4</text:p>
      <text:p text:style-name="P4">tf-idf - term frequency inverse document frequency</text:p>
      <text:p text:style-name="P4">-basically, keywords that appear across all documents, basically counting up how many times word appears</text:p>
      <text:p text:style-name="P4"><text:tab/>-im just computing numerical scores for text, multiply by weight by feature (f1, f2, f3, ec)</text:p>
      <text:p text:style-name="P5">-take those, sum it all up, gives some kind of score for one classes</text:p>
      <text:p text:style-name="P6">-so need to tune weights</text:p>
      <text:p text:style-name="P6"/>
      <text:p text:style-name="P6">-so next step, convert text to numeric features</text:p>
      <text:p text:style-name="P6">-word2vec, can check that out too (would be hella hard to implement)</text:p>
      <text:p text:style-name="P1">-dive into processing it in some simple way</text:p>
      <text:p text:style-name="P1">-tesseract, could use that for doc conversion<text:span text:style-name="T1"> from image to text</text:span></text:p>
      <text:p text:style-name="P1"/>
      <text:p text:style-name="P8">so, plan</text:p>
      <text:p text:style-name="P8">-need to go through, tokenize the whole thing so I've got each word distinct and on its own</text:p>
      <text:p text:style-name="P8"><text:tab/>-will need to clean to? Maybe drop caps, punctuation, etc</text:p>
      <text:p text:style-name="P9"><text:tab/>-gotta make sure im only getting text field, drop emotion<text:span text:style-name="T3">? comes in later?</text:span></text:p>
      <text:p text:style-name="P10">-I need to get a vocabulary going, so I can actually get values assigned to unique words</text:p>
      <text:p text:style-name="P10">-then TF-IDF stuff?</text:p>
      <text:p text:style-name="P10"><text:tab/>-TF(term, document) = (# of times term appears in the doc) / (total # of terms in doc)</text:p>
      <text:p text:style-name="P10"><text:tab/>-IDF(term) = log((total # of docs in collection) / total # docs containing term)<text:span text:style-name="T4">)</text:span></text:p>
      <text:p text:style-name="P11"><text:tab/>-TF-IDF(term, doc) = TF(term, doc) * IDF(term)</text:p>
      <text:p text:style-name="P11"/>
      <text:p text:style-name="P12">-word will have a really high score if it appears a lot in the doc, but not much in general</text:p>
      <text:p text:style-name="P12">-do calc for all words, massive vocab, can reduce vocab to ones that matter</text:p>
      <text:p text:style-name="P12">-so, basically working down data set of raw text, numeric terms, then use classification</text:p>
      <text:p text:style-name="P7">-cia docs might be working with a very different tone form cia docs</text:p>
      <text:p text:style-name="P7"/>
      <text:p text:style-name="P7"/>
      <text:p text:style-name="P7"/>
      <text:p text:style-name="P7"/>
      <text:p text:style-name="P14"/>
      <text:p text:style-name="P14"><text:soft-page-break/>Weekly Participation Self-Assessment:</text:p>
      <text:p text:style-name="P14"><text:tab/>4/4 for pre-class preparation, 4/4 for in-class participation, and 4/4 for other study and project activity, for 12/12. For pre-class preparation, I did the usual readings, got through the exercises, and was just generally prepared. For in-class participation, same as usual; showed up, took notes, payed attention. For other study and project activity, the end of reading break and first few days of the new week were, naturally, still a flurry of activity after we got most everything done over reading break; I got to spend time on things like fixing up comments, and finalizing some of our I/O redirection.</text:p>
      <text:p text:style-name="P14">Lab Report:</text:p>
      <text:p text:style-name="P14"><text:tab/>For this week's lab, what we covered felt a lot more closely connected, being centered around Amdahl's Law and its applications, than some of our other labs have been; from exercise 2 on, every question was directly related to the theory or practical application of Amdahl's Law, except for 8. It was quite interesting to look at the numbers behind how processes can be sped up, and see how our speed is fundamentally limited more so by the portion of the code that is serial, than the number of processing cores. You could see this in exercise 3, wherein some disgustingly large number of cores could do absolutely nothing for you if the code isn't parallelized, and would leave speed-up inversely proportional to S, while perfectly parallelized code would leave speed-up linearly proportional to N; </text:p>
      <text:p text:style-name="P14">basically, there are big diminishing returns on stacking cores up. Not that both core number and code parallelization don't share an impact, as exercise 6 demonstrated, where both hiring a consultant to parallelize more code, or purchasing more cores both lead to an identical, theoretical, increase in speed, as per Amdahl's Law. I do still consider the cores the better investment in a vacuum though; better hardware is much more universally reusable than better code in a real-world environment. Overall, the lab was an interesting look into the intersection of code and hardware in terms of performance, and it was nice to learn more about how improvements to either side can, theoretically, <text:s/>impact program speed; though it's not like conditions will ever be enough of a perfect vacuum for predictions from Amdahl's Law to be exact.</text:p>
      <text:p text:style-name="P14">Learning Summary:</text:p>
      <text:p text:style-name="P14"><text:tab/>Contrary to the lecture powerpoint headings, it felt like we didn't actually hit much in regards to cpu scheduling, save maybe the introductory concepts, with most of our time actually being focused more around multi-threading/cores and underlying concepts there. We hit on concurrency vs parallelism, where something running concurrently is running step by step, one thing at a time, while something running in parallel is two or more things running step by step, one thing at a time, but at the same time; basically just one line of actions, vs two or more lines of (parallel) actions. And we hit on multi-threading/cores, mostly in the context of how to speed up programs; multi-threading can be used where code can be parallelized to increase speed, while multi-cores are only useful where there are multiple threads that can be executed in parallel, with all of that being covered within Amdahl's Law.</text:p>
      <text:p text:style-name="P14">Reflection:</text:p>
      <text:p text:style-name="P14"><text:tab/>Working through the lab got me thinking about our next project in class; I feel pretty safe in assuming that whatever it is, we're going to be playing around with multithreading to some extent, or otherwise be thinking about the speed at which the mystery assignment will run. Beyond that, I think I need to work on my retention with some concepts. When we got into the lab, and I started reading about what we were doing involving Amdahl's Law, I could not remember anything about it and was just drawing a blank; I needed to jump through last weeks readings quickly before I saw it again and remembered it was something I'd read.</text:p>
      <text:p text:style-name="P13">-learned about how I can put a * in the middle of some filename to make it generic based on a naming convention. Absolutely wild I can just search through a list like that.</text:p>
      <text:p text:style-name="P13">-<text:span text:style-name="T5">need to take all my chunks and merge them into one big thing? Naw, they already are just paired down; lets take my initial doc, and pair it down into a collection of just text bits</text:span></text:p>
      <text:p text:style-name="P13"/>
      <text:p text:style-name="P13"><text:soft-page-break/>-<text:span text:style-name="T6">thinking it might be better to, instead of cutting out stop words, cutting out everything that isn’t some CIA esque word</text:span></text:p>
      <text:p text:style-name="P13"/>
      <text:p text:style-name="P15">-weight tuning junk n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01:41:49.359914574</meta:creation-date>
    <meta:generator>LibreOffice/7.5.7.1$Linux_X86_64 LibreOffice_project/50$Build-1</meta:generator>
    <dc:date>2023-10-24T08:26:57.720536958</dc:date>
    <meta:editing-duration>PT20H45M56S</meta:editing-duration>
    <meta:editing-cycles>7</meta:editing-cycles>
    <meta:document-statistic meta:table-count="0" meta:image-count="0" meta:object-count="0" meta:page-count="3" meta:paragraph-count="50" meta:word-count="1134" meta:character-count="6617" meta:non-whitespace-character-count="5518"/>
  </office:meta>
</office:document-meta>
</file>